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automatic-styles>
    <style:style style:name="Таблица1" style:family="table">
      <style:table-properties style:width="20.479cm" fo:margin-left="-2.311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14.023cm"/>
    </style:style>
    <style:style style:name="Таблица1.B" style:family="table-column">
      <style:table-column-properties style:column-width="6.45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Таблица2" style:family="table">
      <style:table-properties style:width="20.849cm" fo:margin-left="-2.469cm" fo:margin-top="0cm" fo:margin-bottom="0cm" fo:break-before="auto" fo:break-after="auto" table:align="left" style:writing-mode="lr-tb"/>
    </style:style>
    <style:style style:name="Таблица2.A" style:family="table-column">
      <style:table-column-properties style:column-width="9.629cm"/>
    </style:style>
    <style:style style:name="Таблица2.B" style:family="table-column">
      <style:table-column-properties style:column-width="3.971cm"/>
    </style:style>
    <style:style style:name="Таблица2.C" style:family="table-column">
      <style:table-column-properties style:column-width="7.2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2" style:family="paragraph" style:parent-style-name="normal">
      <style:text-properties style:font-name="Times" fo:font-size="14pt" style:font-name-asian="Times1" style:font-size-asian="14pt" style:font-name-complex="Times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P4" style:family="paragraph" style:parent-style-name="normal" style:master-page-name="Standard">
      <style:paragraph-properties fo:text-align="center" style:justify-single-word="false" style:page-number="1"/>
      <style:text-properties style:font-name="Times" fo:font-size="14pt" fo:font-weight="bold" style:font-name-asian="Times1" style:font-size-asian="14pt" style:font-weight-asian="bold" style:font-name-complex="Times1" style:font-size-complex="14pt"/>
    </style:style>
    <style:style style:name="P5" style:family="paragraph" style:parent-style-name="normal">
      <style:text-properties style:font-name="Times" fo:font-size="14pt" fo:font-style="italic" style:font-name-asian="Times1" style:font-size-asian="14pt" style:font-style-asian="italic" style:font-name-complex="Times1" style:font-size-complex="14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officeooo:paragraph-rsid="001d6890" style:font-name-asian="Times1" style:font-size-asian="14pt" style:font-name-complex="Times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" fo:font-size="14pt" style:font-name-asian="Times1" style:font-size-asian="14pt" style:font-name-complex="Times1" style:font-size-complex="14pt"/>
    </style:style>
    <style:style style:name="T1" style:family="text">
      <style:text-properties style:font-name="Times" fo:font-size="14pt" style:font-name-asian="Times1" style:font-size-asian="14pt" style:font-name-complex="Times1" style:font-size-complex="14pt"/>
    </style:style>
    <style:style style:name="T2" style:family="text">
      <style:text-properties style:font-name="Comic Sans MS" fo:font-size="10.5pt" fo:font-weight="bold" style:font-name-asian="Comic Sans MS1" style:font-size-asian="10.5pt" style:font-weight-asian="bold" style:font-name-complex="Comic Sans M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Раздел Простой поиск. Поиск с подстановочными знаками</text:p>
      <text:p text:style-name="P1"/>
      <text:p text:style-name="P5">Задание 1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Задание</text:p>
          </table:table-cell>
          <table:table-cell table:style-name="Таблица1.A1" office:value-type="string">
            <text:p text:style-name="P3">Ответ</text:p>
          </table:table-cell>
        </table:table-row>
        <table:table-row table:style-name="Таблица1.1">
          <table:table-cell table:style-name="Таблица1.A1" office:value-type="string">
            <text:p text:style-name="P3">1.Сколько раз в тексте встречается слово child (в разных формах)?</text:p>
          </table:table-cell>
          <table:table-cell table:style-name="Таблица1.A1" office:value-type="string">
            <text:p text:style-name="P8">11</text:p>
          </table:table-cell>
        </table:table-row>
        <table:table-row table:style-name="Таблица1.1">
          <table:table-cell table:style-name="Таблица1.A1" office:value-type="string">
            <text:p text:style-name="P3">2. Сколько раз в тексте встречается слово child именно в этой форме?</text:p>
          </table:table-cell>
          <table:table-cell table:style-name="Таблица1.A1" office:value-type="string">
            <text:p text:style-name="P8">11</text:p>
          </table:table-cell>
        </table:table-row>
        <table:table-row table:style-name="Таблица1.1">
          <table:table-cell table:style-name="Таблица1.A1" office:value-type="string">
            <text:p text:style-name="P3">3. Приведите один из контекстов использования в тексте слова beautiful</text:p>
          </table:table-cell>
          <table:table-cell table:style-name="Таблица1.A1" office:value-type="string">
            <text:p text:style-name="P3">‘to get into that beautiful garden’</text:p>
          </table:table-cell>
        </table:table-row>
        <table:table-row table:style-name="Таблица1.1">
          <table:table-cell table:style-name="Таблица1.A1" office:value-type="string">
            <text:p text:style-name="P3">4. В какой орфографии (британской или американской) представлен текст?</text:p>
          </table:table-cell>
          <table:table-cell table:style-name="Таблица1.A1" office:value-type="string">
            <text:p text:style-name="P8">Британской</text:p>
          </table:table-cell>
        </table:table-row>
      </table:table>
      <text:p text:style-name="P2"/>
      <text:p text:style-name="normal"><text:span text:style-name="T1">P.S. Британской, т.к. в тексте встречаются слова “</text:span><text:span text:style-name="T2">centre</text:span><text:span text:style-name="T1">”(Центр) и “</text:span><text:span text:style-name="T2">favourite</text:span><text:span text:style-name="T1">”(Любимый), которые в Американском английском пишутся как “center” и “favorite”.</text:span></text:p>
      <text:p text:style-name="P2"/>
      <text:p text:style-name="P5">Задание 2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>Задание</text:p>
          </table:table-cell>
          <table:table-cell table:style-name="Таблица2.A1" office:value-type="string">
            <text:p text:style-name="P3">Формула поиска</text:p>
          </table:table-cell>
          <table:table-cell table:style-name="Таблица2.A1" office:value-type="string">
            <text:p text:style-name="P3">Ответ</text:p>
          </table:table-cell>
        </table:table-row>
        <table:table-row table:style-name="Таблица2.1">
          <table:table-cell table:style-name="Таблица2.A1" office:value-type="string">
            <text:p text:style-name="P3">1. Найдите в тексте первые пять слов, состоящих из пяти букв</text:p>
          </table:table-cell>
          <table:table-cell table:style-name="Таблица2.A1" office:value-type="string">
            <text:p text:style-name="P3">&lt;[! ][! ][! ][! ][! ]&gt;</text:p>
          </table:table-cell>
          <table:table-cell table:style-name="Таблица2.A1" office:value-type="string">
            <text:p text:style-name="P3">Alice, tired, twice, Alice, could</text:p>
          </table:table-cell>
        </table:table-row>
        <table:table-row table:style-name="Таблица2.1">
          <table:table-cell table:style-name="Таблица2.A1" office:value-type="string">
            <text:p text:style-name="P3">2. Сколько в тексте шестибуквенных слов, начинающихся на букву s и заканчивающиеся на букву r?</text:p>
          </table:table-cell>
          <table:table-cell table:style-name="Таблица2.A1" office:value-type="string">
            <text:p text:style-name="P3">&lt;s[! ][! ][! ][! ]r&gt;</text:p>
          </table:table-cell>
          <table:table-cell table:style-name="Таблица2.A1" office:value-type="string">
            <text:p text:style-name="P3">16 слов</text:p>
          </table:table-cell>
        </table:table-row>
        <table:table-row table:style-name="Таблица2.1">
          <table:table-cell table:style-name="Таблица2.A1" office:value-type="string">
            <text:p text:style-name="P3">3. Найдите в тексте первые пять трёхбуквенных слов, начинающиеся на гласную букву</text:p>
          </table:table-cell>
          <table:table-cell table:style-name="Таблица2.A1" office:value-type="string">
            <text:p text:style-name="P3">&lt;[aoeiuy][! ][! ]&gt;</text:p>
          </table:table-cell>
          <table:table-cell table:style-name="Таблица2.A1" office:value-type="string">
            <text:p text:style-name="P3">and, and, use, own, and</text:p>
          </table:table-cell>
        </table:table-row>
        <table:table-row table:style-name="Таблица2.1">
          <table:table-cell table:style-name="Таблица2.A1" office:value-type="string">
            <text:p text:style-name="P3">4. Сколько в тексте слов, состоящих из двенадцати букв? По каким формальным признакам их можно сгруппировать? Приведите пример из каждой группы слов</text:p>
          </table:table-cell>
          <table:table-cell table:style-name="Таблица2.A1" office:value-type="string">
            <text:p text:style-name="P3">&lt;[a-z]{12}&gt;</text:p>
          </table:table-cell>
          <table:table-cell table:style-name="Таблица2.A1" office:value-type="string">
            <text:p text:style-name="P3">31 слово.</text:p>
            <text:p text:style-name="P3">Эти слова, можно сгруппировать по частям речи:</text:p>
            <text:p text:style-name="P3"/>
            <text:p text:style-name="P3"><text:soft-page-break/>Nouns - Hippopotamus</text:p>
            <text:p text:style-name="P3">Verbs - Contradicted</text:p>
            <text:p text:style-name="P3">Adjectives - Contemptuous</text:p>
            <text:p text:style-name="P3">Adverbs - <text:s/>Accidentally</text:p>
            <text:p text:style-name="P3">Particles - Nevertheless</text:p>
          </table:table-cell>
        </table:table-row>
        <table:table-row table:style-name="Таблица2.1">
          <table:table-cell table:style-name="Таблица2.A1" office:value-type="string">
            <text:p text:style-name="P3">5. Сколько в тексте слов с суффиксом -tion? Приведите пример использования такого слова в контексте</text:p>
          </table:table-cell>
          <table:table-cell table:style-name="Таблица2.A1" office:value-type="string">
            <text:p text:style-name="P3">tion&gt;</text:p>
          </table:table-cell>
          <table:table-cell table:style-name="Таблица2.A1" office:value-type="string">
            <text:p text:style-name="P3">58 слов</text:p>
            <text:p text:style-name="P3">“a very curious sensation”</text:p>
          </table:table-cell>
        </table:table-row>
        <table:table-row table:style-name="Таблица2.1">
          <table:table-cell table:style-name="Таблица2.A1" office:value-type="string">
            <text:p text:style-name="P3">6. Есть ли в тексте слова, включающие четыре согласные буквы подряд?</text:p>
          </table:table-cell>
          <table:table-cell table:style-name="Таблица2.A1" office:value-type="string">
            <text:p text:style-name="P3">[!aoeiuy ][!aoeiuy ][!aoeiuy ][!aoeiuy ]</text:p>
          </table:table-cell>
          <table:table-cell table:style-name="Таблица2.A1" office:value-type="string">
            <text:p text:style-name="P7">Да, например, слово “Hearthrug”</text:p>
          </table:table-cell>
        </table:table-row>
        <table:table-row table:style-name="Таблица2.1">
          <table:table-cell table:style-name="Таблица2.A1" office:value-type="string">
            <text:p text:style-name="P3">7. Сколько раз в тексте встречаются пассивные конструкции единственного числа прошедшего времени?</text:p>
          </table:table-cell>
          <table:table-cell table:style-name="Таблица2.A1" office:value-type="string">
            <text:p text:style-name="P3">was</text:p>
          </table:table-cell>
          <table:table-cell table:style-name="Таблица2.A1" office:value-type="string">
            <text:p text:style-name="P3">332 раза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7T20:52:15.596584118</dc:date>
    <meta:editing-duration>PT1M46S</meta:editing-duration>
    <meta:editing-cycles>1</meta:editing-cycles>
    <meta:document-statistic meta:table-count="2" meta:image-count="0" meta:object-count="0" meta:page-count="2" meta:paragraph-count="45" meta:word-count="254" meta:character-count="1656" meta:non-whitespace-character-count="1446"/>
  </office:meta>
</office:document-meta>
</file>